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3" style:family="paragraph" style:parent-style-name="Heading_20_2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 fo:font-style="normal" style:font-style-asian="normal" style:font-style-complex="normal"/>
    </style:style>
    <style:style style:name="P4" style:family="paragraph" style:parent-style-name="Standard" style:list-style-name="L1">
      <style:paragraph-properties>
        <style:tab-stops>
          <style:tab-stop style:position="1.905cm"/>
        </style:tab-stops>
      </style:paragraph-properties>
      <style:text-properties fo:language="nb" fo:country="NO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versikt maler</text:p>
      <text:p text:style-name="P1"/>
      <text:p text:style-name="P2">I dette skjermbildet vises tilgjengelige maler som er opprettet.</text:p>
      <text:p text:style-name="P2"/>
      <text:p text:style-name="P2">Finn frem til aktuell mal ved å </text:p>
      <text:list xml:id="list31277855" text:style-name="L1">
        <text:list-item>
          <text:p text:style-name="P4">bruke søkefeltet oppe til høyre (søk på ID nr eller hele eller deler av mal navn)</text:p>
        </text:list-item>
        <text:list-item>
          <text:p text:style-name="P4">filtrere på nedtrekksmenyer i overkant av vinduet (kapittel og bruker)</text:p>
        </text:list-item>
        <text:list-item>
          <text:p text:style-name="P4">bla side for side</text:p>
        </text:list-item>
        <text:list-item>
          <text:p text:style-name="P4">sortere data i kolonner stigende/synkende (ID, Navn)</text:p>
        </text:list-item>
      </text:list>
      <text:p text:style-name="P2"/>
      <text:p text:style-name="P2"/>
      <text:p text:style-name="P2">Velg mal ved å markere avmerkingsboks helt til høyre i skjermbildet og klikk «Velg». </text:p>
      <text:p text:style-name="P2">For å kansellere registreringene klikk «Avslutt» eventuelt et menypunkt til venstre i skjermbilde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3-29T13:50:12</meta:creation-date>
    <dc:creator>knut vidar olsen</dc:creator>
    <dc:date>2009-10-13T11:17:14.93</dc:date>
    <dc:language>en-US</dc:language>
    <meta:editing-cycles>7</meta:editing-cycles>
    <meta:editing-duration>PT01H36M04S</meta:editing-duration>
    <meta:document-statistic meta:table-count="0" meta:image-count="0" meta:object-count="0" meta:page-count="1" meta:paragraph-count="9" meta:word-count="86" meta:character-count="518"/>
    <meta:user-defined meta:name="Info 1"/>
    <meta:user-defined meta:name="Info 2"/>
    <meta:user-defined meta:name="Info 3"/>
    <meta:user-defined meta:name="Info 4"/>
  </office:meta>
</office:document-meta>
</file>